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876df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0954e4"/>
    </style:style>
    <style:style style:name="T1" style:family="text">
      <style:text-properties officeooo:rsid="000876df"/>
    </style:style>
    <style:style style:name="T2" style:family="text">
      <style:text-properties officeooo:rsid="000954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ΓΑΛΗΝΩ ΠΡΟΣΓΡΑΦΟΛΙΕΝΟΝ<text:line-break/>ΒΙΒΛΙΟΝ ΠΕΡΙ ΟΥΡΩΝ.<text:bookmark-end text:name="bookmark0"/></text:h>
      <text:p text:style-name="P5">[337] </text:p>
      <text:h text:style-name="Heading_20_2" text:outline-level="2">Κεφ. α΄. </text:h>
      <text:p text:style-name="P5"><text:span text:style-name="T1">Τῶν</text:span> οὔρων αἱ διαφοραὶ πολλαὶ<text:line-break/>μὲν κατὰ μέρος, αἱ δὲ πρῶται δύο, χῦμά τε καὶ παρυφι-<text:line-break/>στάμενον. καλῶ δὲ χύμα αὐτὸ τὸ οὐρον παρὰ τὸ κεχύσθαι,<text:line-break/>παρυφιστάμενον δὲ τὸ ἐν αὐτῷ ἑτεροίως ἐμφαινόμενον. ἀλλὰ<text:line-break/>τοῦ χύματος πάλιν ἰσάριθμοι τυγχάνουσιν αἱ διαφοραί. δύο<text:line-break/>γάρ ἐστι τούτου , τὸ μὲν σύστασις , τὸ δὲ χροιά. Κάτε-<text:line-break/>ρον δὲ τούτων εἰς ἕτερα διαιρεῖται. εἰ μὲν οὑν σύστασις<text:line-break/>εἰς λεπτότητα, παχύτητα καὶ τὸ ἐξ ἀμφοτέρων σύμμετρον.<text:line-break/>ἀλλὰ τὸ μὲν σύμμετρον ἐπειδή κατὰ φύσιν ἐστὶν ἀδιαίρετον</text:p>
      <text:p text:style-name="P2">ὑπάρχει. τό δὲ λεπτὸν καὶ παχὺ τέμνεται διχῆ. τὸ μὲν<text:line-break/>λεπτὸν ἢ οὐρεῖται λεπτὸν καὶ μένει λεπτὸν ἢ οὐρεῖται λε-<text:line-break/>πτὸν καὶ ἀναθολοῦται καὶ παχύ γίνεται.</text:p>
      <text:h text:style-name="Heading_20_2" text:outline-level="2">Κεφ. β΄. </text:h>
      <text:p text:style-name="P5">Τούτων τὸ μὲν πρότερον ἐσχάτην ἀπεψίαν<text:line-break/>δηλοῖ. οὐ γὰρ ἐνεχείρησεν ὅλως ἢ φύσις ἐπὶ τούτου πρός<text:line-break/>τήν πέψιν · τὸ δὲ δεύτερον ὅ ἐστιν λεπτὸν, ἀναθολούμενον<text:line-break/>δὲ, δηλοῖ τήν φύσιν ἄρχεσθαι πέττειν. τὸ μὲν λεπτὸν οὕ-<text:line-break/>τως διαιρεῖται καὶ ταῦτα σημαίνει.</text:p>
      <text:h text:style-name="Heading_20_2" text:outline-level="2">Κεφ. γ΄. </text:h>
      <text:p text:style-name="P5">Τὸ δὲ παχύ καὶ αὐτὸ παραπλησίως τῷ λε-<text:line-break/>πτῶ η ουρεῖται παχύ καὶ μένει παχυ · καθίσταται δὲ καὶ<text:line-break/>γίνεται λεπτόν. [338] καὶ δηλοῖ τὸ μὲν πρότερον ἄλιμα-<text:line-break/>ζειν, τὸ δὲ δεύτερον τὴν τῶν παχέων χυμῶν ζύμωσιν, ἄρ-<text:line-break/>χεσθαι δὲ την διακρισιν. καὶ αὗται μὲν αἱ τοῦ χύματος<text:line-break/>ἐν συστάσει διαφοραί^ ἀλλ᾽ ἐπειδή τούτου ποιούμενοι τὴν<text:line-break/>διαίρεσιν, ἐλέγομεν οὑν καὶ ἐν χρώματι διαφορᾶς αὐτῶν,<text:line-break/>φέρε δή καὶ ταύτας ἐφεξῆς ἐκθώμεθα. ἔστιν οὑν πρῶτον<text:line-break/>τὸ λευκόν. εἶτα τὸ ὠχρόν. ἐφεξῆς δὲ τούτων τὸ πυρρόν.</text:p>
      <text:p text:style-name="P2">τέταρτον δὲ τὸ ξανθόν. μετὰ δὲ τούτων ἐστὶ τὸ ἐρυθρόν.<text:line-break/>ὕστατον δὲ τὸ μέλαν. καὶ ἔστιν ἄκρα μὲν δύο τὸ λευκὸν<text:line-break/>καὶ τὸ μέλαν, τὰ δὲ λοιπὰ τούτων μεταξὺ τέτακται. ἔστιν<text:line-break/>μὲν οὑν τὸ ὠχρ<text:span text:style-name="T1">ὸ</text:span>ν ἐγγὺς τοῦ λευκοῦ, τὸ δὲ πυρρὸν τοῦ<text:line-break/>μὲν λευκοῦ πόρρωθεν, τοῦ δὲ ὠχροῦ . συνέγγυς. πάλιν δὲ<text:line-break/>τὸ ἐρυθρον συνέγγυς μὲν τοῦ μέλανος, τοῦ δὲ πυρροῦ καὶ<text:line-break/>ώχροῦ πορρωτάτω. τὸ δὲ ξανθὸν ἴδιον ἔχει ἐξαίρετον τὸ<text:line-break/>μίγμα, ὡς εἷναι δύο χρωμάτων τοῦ τε πυρροῦ καὶ τοῦ ἐρυ-<text:line-break/>θροῦ, ὅθεν καὶ στίλβον αὑτὸ κέκληκεν ὁ Γαληνὸς ἐν τῷ<text:line-break/>περὶ κρίσεων. εἰκότως γὰρ καὶ στίλβει. κατάλαμπρον γὰρ<text:line-break/>ὑπὸ τοῦ πυρροῦ. φαιδρύνεται δὲ ὑπὸ τοῦ ἐρυθροῦ. ἐφεξῆς<text:line-break/>οὑν ἐστιν ἀλλήλων ἐν χρώματι σύρα ταῦτα, λευκὸν, ώχρὸν,<text:line-break/>πυρρὸν, ξανθὸν, ἐρυθρὸν, μέλαν. γίνεται μὲν τὸ ώχρὸν<text:line-break/>ὅταν ὀλίγη χολη το ὑδατῶδες ἐπιχρώσῃ, τὸ δὲ πυρρὸν ὅταν<text:line-break/>πλείων, τὸ δὲ ἐρυθρον ἀπο αἵματος, τὸ δὲ μέλαν ἀπὸ<text:line-break/>ὑπεροπτήσεως καὶ ἑτέρων τινῶν, καθὰ μετ᾽ ὀλίγον εἰρήσε-<text:line-break/>ται. τὸ δὲ λευκὸν ἔσχατον ἀπεψίαν δηλοῖ. αὗται μὲν οὑν<text:line-break/>εἰσιν αἱ ἁπλαῖ τοῦ ὑποχύματος διαφοραὶ ἔν τε συστάσει</text:p>
      <text:p text:style-name="P2">καί χροιά. λοιπὸν δ ἄν εἵη καὶ τὰς τούτων συμπλοκὰς<text:line-break/>εἰπεῖν καὶ θεάσασθαι, ποῖαι μὲν δύνανται συναφθῆναι, τί-<text:line-break/>νες δὲ οὕ. καὶ συμπλεκόμεναι τί σημαίνουσιν.</text:p>
      <text:h text:style-name="Heading_20_2" text:outline-level="2">Κεφ. δ. </text:h>
      <text:p text:style-name="P5"><text:span text:style-name="T1">Ἔ</text:span>στω οὑν πρότερον ἐν τῆ συστάσει ἄπε-<text:line-break/>πτον καὶ γινέσθω λεπτὸν καὶ τούτου μένοντος λεπτοῦ ἀμει-<text:line-break/>φθείιω τὸ χρῶμα καὶ ἔστω τελεῶς λευκὸν, ώς είναι αὐτὸ<text:line-break/>λεπτον καὶ λευκόν. τὸ τοιοῦτον σῦρον πολλὰ σημαίνει. ἢ<text:line-break/>γαρ ασθὲνειαν δυναμεως, καθάπερ καὶ ἐπὶ τῶν γερόντων<text:line-break/>ἐπιφαινομενον δηλοῖ, καὶ ἐπὶ τῶν χρονίων δὲ νοσημάτων<text:line-break/>ως ἐπὶ το πλεῖστον φαίνεται λεπτὸν καὶ λευκὸν διὰ τήν<text:line-break/>ἀσθένειαν, ὁμοίως καὶ ἐπὶ τούτων τῆς φύσεως. σημαίνει δὲ<text:line-break/>καὶ ἔμφραξιν, ώς ἐπὶ τοῖς φρενιτικοῖς ἐπιφαινόμενον ἐνδεἰ-<text:line-break/>κνυται. καὶ ἐπὶ τῶν τεταρταίων πάλιν ὲν ταῖς ἀρχαῖς τοιοῦ-<text:line-break/>τον οὐρούμενον ἔμφραξιν σημαίνει. τὸ γὰρ τῶν μελαγχο-<text:line-break/>λικῶν τῇ παχύτητι τὰς ὁδοὺς σφῆνον, (411) ὡσπερ διηθι-<text:line-break/>σμένον τὸ σύρον, φαίνεται λεπτὸν καὶ λευκόν. ἕτερον<text:line-break/>δὲ μέγιστον σημαίνει κακὸν καὶ τὸ τοιοῦτον ούρον. κάν γὰρ</text:p>
      <text:p text:style-name="P2">ἐπὶ διακαεῖ καὶ καυσώδει πυρετῷ ἐπιφανῇ λευκὸν καὶ λε-<text:line-break/>πιὸν, σημαίνει φρενῖτιν. εἰ γὰρ ὁ πυρετὸς πλῆθος δηλοῖ<text:line-break/>χολῆς , οὐκ ἐπιχρώννυται δὲ τὸ σύρον, εὔδηλον ώς ὅτι οὐ<text:line-break/>μένει ἐν τοῖς ἀγγείοις χολή, ἀλλ᾽ ὅτι οἰκείᾳ κουφότητι περὶ<text:line-break/>τὸν ἐγκέφαλον ἀνέδρασεν. εἰ μὲν ουν μή πάρεστιν ἦ φρε-<text:line-break/>νῖτις τοῦ οὔρου τυγχάνοντος λεπτοῦ καὶ λευκοῦ, ἀλλ᾽ εἴη<text:line-break/>πυρετὸς καυσώδης, μαντευόμεθα φρενῖτιν. εἰ δὲ τοιοῦτον<text:line-break/>μὲν εἵη τὸ σῦρον, πάρεστι δὲ ἢ φρενῖτις, προσαγγέλλει θά-<text:line-break/>νατον ώς ἐπί τὸ πολύ. οὐ γὰρ ὑπομένει ἢ δύναμις ἢ ἐγκε-<text:line-break/>φάλου σώζεσθαι κατὰ τῆς χολῆς ἀνιώσης καὶ δακνούσης τῇ<text:line-break/>δριμύτητι. τοσαῦτα μὲν δηλοῖ τὸ λεπτὸν καὶ λευκὸν σύρον.</text:p>
      <text:h text:style-name="Heading_20_2" text:outline-level="2">Κεφ. ἔ. </text:h>
      <text:p text:style-name="P5">Ἔστω πάλιν τῇ συστάσει ἄπεπτον, τουτέστι<text:line-break/>τὸ λεπτὸν, ἐν δὲ τῷ χρώματι μετρίως πεπεμμένον, ώς είναι<text:line-break/>αὐτὸ ὠχρόν · τὸ τοιοῦτον ἀσθένειαν δηλοῖ τῷ μὲν γὰρ<text:line-break/>χρώματι τῶν οὔρων ἔπεψεν ώς ἀν ῥάδιον ὑπάρχον, ουκετι<text:line-break/>δὲ καὶ τῇ συστάσει διὰ τὸ δυσκολώτερον.</text:p>
      <text:h text:style-name="Heading_20_2" text:outline-level="2">Κεφ. σώ. </text:h>
      <text:p text:style-name="P5">Πάλιν δὲ λεπτὸν ἔστω, ἀλλ᾽ ἀμειβέσθω τῷ</text:p>
      <text:p text:style-name="P2">χρώματι καὶ ὑπαρχέτω πυρρὸν, βέλτιον μὲν τοῦ προτέρου<text:line-break/>τὸ τοιοῦτον τυγχάνει, ἔστι δὲ ἄπεπτον διὰ τήν σύστασιν.</text:p>
      <text:h text:style-name="Heading_20_2" text:outline-level="2">Κεφ. ζ. </text:h>
      <text:p text:style-name="P5"><text:span text:style-name="T1">Ἀ</text:span>λλ᾽ ἔστω λεπτὸν ώς ὑπόκειται, ἀλλὰ ξαν-<text:line-break/>θόν· τοῦτο σημαίνει οὐ μόνον ἀπεψίαν, ἀλλὰ καὶ ὕλης ἔν-<text:line-break/>δειαν δηλοῖ, ώς νεώτερος ἀσιτήσας. ἐκδιδάσκει δὲ καὶ θερ-<text:line-break/>μότητα πολλήν ἐν τῷ βάθει τίκτειν χολήν, ώς ὁ τριταῖος.<text:line-break/>δηλοῖ καὶ αγρυπνίαν καὶ φροντίδα. ἄπαντα ταῦτα ξανθὰ<text:line-break/>τὰ σύρα ποιεῖ.</text:p>
      <text:h text:style-name="Heading_20_2" text:outline-level="2">Κεφ. η. </text:h>
      <text:p text:style-name="P5">Ἔστω δὲ πάλιν ἄπεπτον τῇ συστάσει λε-<text:line-break/>πτον, ἀλλ᾽ ἐρυθρόν. τὸ τοιοῦτον οὐ συνίσταται. εἰ γὰρ τὸ<text:line-break/>ἐρυθρὸν ἀφ᾽ αἵματος γίνεται, τὸ δ᾽ αἷμα πάλιν ἀπὸ πέψεως<text:line-break/>γίνεται, ἢ δὲ πέψις παχύνει τήν σύστασιν · εὔδηλον ὅτι τὸ<text:line-break/>ἐρυθρὸν οὐ συνίσταται μετὰ τοῦ λεπτοῦ. εἰ γὰρ καί ποτε<text:line-break/>μιγῇ μετὰ τοῦ ἐρυθροῦ χρώματος τὸ λεπτὸν, ἀλλ᾽ οὐκ ἀα΄<text:line-break/>ἀκριβῶς ἐρυθροῦ, ἀλλὰ καὶ ἰχωροειδοῦς.</text:p>
      <text:h text:style-name="Heading_20_2" text:outline-level="2">Κεφ. θλ </text:h>
      <text:p text:style-name="P5"><text:span text:style-name="T1">Ἡ</text:span> δὲ τελευταία ἐστὶ συμπλοκὴ ἢ τοῦ λεπτοῦ<text:line-break/>καὶ μέλανος, οὐδ᾽ αὐτὴ δυναμένη συστῆναι. ἔστι γὰρ τὸ</text:p>
      <text:p text:style-name="P2">μέλαν χρῶμα ἢ διὰ τὸ ἐκκαθαίρεσθαι τὸν μελαγχολικὸν χυ-<text:line-break/>μὸν ἢ διὰ ψύξιν ἢ δέ ὑπερόπτησιν τοῦ αἵματος. ἔστι δὲ<text:line-break/>καὶ τὰ τρἰα παχέα.</text:p>
      <text:h text:style-name="Heading_20_2" text:outline-level="2">Κεφ. έ.</text:h>
      <text:p text:style-name="P5"><text:s/>Ὅτι δὲ τοῦ μέλανος αἱ τρεῖς εἰρημέναι δια-<text:line-break/>φοραὶ παχυτατης κέκτηνται συστάσεως ἐντεῦθεν κατάδηλον^<text:line-break/>ἐπὶ τῇ παρακμῇ γὰρ τοῦ τεταρταίου καὶ τῇ λύσει τῆς με-<text:line-break/>λαγχολίας οὔρα φαίνεται μέλανα γινόμενα. γίνονται δὲ μέ-<text:line-break/>λανα διὰ τὸ ἐκκαθαίρεσθαι τὸν μελαγχολικὸν χυμόν. οὗτος<text:line-break/>δὲ γεώδης τῇ οὐσίᾳ καὶ παχύς κατὰ σύστασιν. οὐκοῦν καὶ<text:line-break/>τὰ οὔρα ποιεῖ παχέα. ὁμοίως δὲ καὶ τὰ ἐξ ὑπεροπτήσεως<text:line-break/>αἵματος μέλανα γινό- [340] μενα οὔρα παχέα τυγχάνει.<text:line-break/>εἰ γὰρ ὄπτησις ἀνικμᾶται τὴν ὑγρότητα τοῦ αἵματος, εὕδη-<text:line-break/>λον ώς παχύνει την σύστασιν. καὶ φανερὸν ὅτι καὶ τὰ οὐ-<text:line-break/>ρα παχέα γίνεται. ἢ γὰρ τοῦ χρὼματος μεταλαμβάνει καὶ<text:line-break/>γίνεται μέλανα καὶ τῇ συστάσει ώς ἀποκαύσει τοῦ αἵματος ·<text:line-break/>καὶ ἢ ψύξις δὲ φανερῶς τῇ πήξει παχύνει τήν ὕλην καὶ<text:line-break/>τήν σύστασιν τοῦ οὔρου, ὁμοίαν ἀπεργάζεται τῇ τοῦ χύμα-</text:p>
      <text:p text:style-name="P2">τος συστασει, καὶ παλιν τα σῦρα γίνονται παχέα, ὥσπερ<text:line-break/>ἐδίδαξα.</text:p>
      <text:h text:style-name="Heading_20_2" text:outline-level="2">Κεφ. ιαλ </text:h>
      <text:p text:style-name="P5">Καὶ περὶ μὲν τὸ πλοκὰν τοῦ λεπτοῦ πρὸς<text:line-break/>τα χρίσματα τοῦ οὔρου τὰ προειρημένα ἀρκείτω, νῦν δὲ λοι-<text:line-break/>πον την σύστασιν ἀμείψωμεν καὶ ἔστω τὸ οὔρον παχύ καὶ<text:line-break/>τουτου μένοντος παχέος ἀναλλαττέσθω τὸ χρῶμα καὶ ἔστω<text:line-break/>λευκον. το τοιοῦτον δηλοῖ τὸν ώμὸν χυμὸν πολὺν συναγε-<text:line-break/>σθαι κατὰ τὸ σῶμα.</text:p>
      <text:h text:style-name="Heading_20_2" text:outline-level="2">Κεφ. ιβα΄ </text:h>
      <text:p text:style-name="P5"><text:span text:style-name="T1">Ἀ</text:span>λλὰ δή ἔστω παχὺ καὶ ὠχρὸν, αὐτὸ οὐ<text:line-break/>δυναται συνελθεῖν εἰς συμπλοκήν, οὕτε γὰρ παχὺ καὶ πυρ-<text:line-break/>δὸν οὔτε παχὺ καὶ ξανθὸν συνελθεῖν δύνανται. τὰ τοιαῦτα<text:line-break/>γαρ χρώματα δέ ἔνδειαν ὕλης γίνεται καὶ δυνάμεως ἀσθὲ-<text:line-break/>νειαν. τὸ δὲ παχὺ, διὰ τὰ ἐναντία · φανερὸν ὅτι καὶ πυρ-<text:line-break/>ῥὸν ἢ ώχρὸν ἢ ξανθὸν οὐ δύνανται ἄμα συστῆναι.</text:p>
      <text:h text:style-name="Heading_20_2" text:outline-level="2">Κεφ. ιγ΄. </text:h>
      <text:p text:style-name="P5">Ἁλλὰ δὴ ἔστω παχὺ καὶ ἐρυθρὸν, τὸ τοιοῦ-<text:line-break/>τον ουρον συνίσταται καὶ σημαίνει πλῆθος αἵματος, ως ἐν<text:line-break/>συνόχοις πυρετοῖς.</text:p>
      <text:h text:style-name="P4" text:outline-level="2">Κεφ. Ιδ΄.</text:h>
      <text:p text:style-name="P5"><text:s/>Ἔστω δή παχὺ καὶ μέλαν λοιπόν. καὶ<text:line-break/>αὐτή δὲ συνίσταται καὶ σημαίνει τὸν μελαγχολικὸν χυμὸν<text:line-break/>ἐκκενοῦσθαι πολὺν, ὡς ἐπὶ τῇ παρακμὴ τοῦ τεταρταίου καὶ<text:line-break/>ἐπὶ τῇ λύσει τῆς μελαγχολίας. περὶ δὲ τῶν διὰ ψῦξιν καὶ<text:line-break/>ὄπτησιν γινομένων μελάνων ὕστερον ἐροῦμεν · καὶ αὗται μὲν<text:line-break/>τοῦ παχέος μετὰ τῶν ἐνδεχομένων χρωμάτων αἱ συμπλοκαί.<text:line-break/>ἀρξόμεθα δή περὶ τῶν παρυφισταμένων.</text:p>
      <text:h text:style-name="Heading_20_2" text:outline-level="2">Κεφ. ιἔ. </text:h>
      <text:p text:style-name="P5">Ἐστω δή πρότερον λευκὸν καὶ τήν ἄνω<text:line-break/>χώραν ἔχον καὶ λεῖον, μηκέτι δὲ ὁμαλὸν, ἀλλὰ σήμερον μὲν<text:line-break/>πεπεμμένον, αὔριον δὲ οὕ· τὸ τοιοῦτον ἀσθένειαν δηλοῖ καὶ<text:line-break/>μή δύνασθαι διὰ παντὸς ὁμοτίμως πέττειν τήν ὕλην.</text:p>
      <text:h text:style-name="Heading_20_2" text:outline-level="2">.[341] Κεφ. ισἔ. </text:h>
      <text:p text:style-name="P5"><text:span text:style-name="T1">Ἀ</text:span>λλὰ δή ἔστω λευκὸν μὲν καὶ τὸν<text:line-break/>κατω κεκτημένον τοπον, μηκέτι δὲ λεῖον, ἀλλὰ διεσπασμένον.<text:line-break/>τοῦτο χεῖρον τοῦ προτέρου ὑπάρχον. ἐκεῖνο μὲν γὰρ ἐδείκνυε<text:line-break/>τὴν φὑσιν διὰ πολλῶν τήν ἀνωμαλίαν ὑπομένειν, τοῦτο δὲ<text:line-break/>ἐν μιὰ πέψει ὅπερ ἐστὶ μοχθηρότατον, ὡσπερ καὶ τὸ φθι-<text:line-break/>νόπωρον κακὸν, ὅτι ἀνώμαλον. ἀλἔ ἐαν μὲν διὰ τεττάρων</text:p>
      <text:p text:style-name="P2">ἢ πέντε ἡμερῶν γίνοιτο, ἔλαττον το κακόν· ἐὰν δὲ ἐν μιᾷ<text:line-break/>ἡμέρα , χεῖρον ὑπάρχει. τὸν αὐτὸν τρόπον καὶ τὰ διεσπα-<text:line-break/>σμένα τῶν πρώτων χείρονα, εἵ γ᾽ ἐν μιᾳ πέψει διακοπήν<text:line-break/>φυσεως δηλοῖ. διακόπτει δὲ τήν φύσιν πνεῦμα παρεμπε-<text:line-break/>σον (412) καὶ διασπᾂ τήν συνέχειαν τοῦ πεμπομένου χυ-<text:line-break/>μοῦ. ἐπεὶ οὑν ὑπεθέμεθα κατὰ φύσιν τὸ παρυφιστάμενον<text:line-break/>ἔν τε χροιά καὶ ἐν τόπῳ, παρὰ φύσιν δὲ ἐν τῆ συστάσει,<text:line-break/>δῆλον ὅτι τοῦ ταῦτ᾽ ἔχοντος οὕτως ἐν τῆ συστάσει ἢ ὁμα-<text:line-break/>λοτης ἐστὶν ἢ ἀνωμαλία.</text:p>
      <text:h text:style-name="Heading_20_2" text:outline-level="2">Κεφ. ιζλ </text:h>
      <text:p text:style-name="P5">Τὸ οὑν πρότερον ὁμαλὸν διεσπασμένον κα-<text:line-break/>κον. πλῆθος γὰρ ἐνδείκνυται πνεύματος παχέος ἐν τῷ βά-<text:line-break/>θει μή δυναμένου λεπτυνθῆναι ὑπὸ φὑσεως.</text:p>
      <text:h text:style-name="Heading_20_2" text:outline-level="2">Κεφ. ιηλ </text:h>
      <text:p text:style-name="P5">Ἄλλα δή ἔστω διεσπασμένον ἀνώμαλον.<text:line-break/>τουτέστι ποτὲ μὲν φαινόμενον τοιοῦτον, ποτὲ δὲ οὐ, τοιοῦ-<text:line-break/>τον τοῦ προτέρου τυγχάνει ἄμεινον. ὀλίγον γὰρ δηλοῖ πνεῦ-<text:line-break/>μα καὶ τοῦτο λεπτὸν ἔσεσθαι ταχέως. καὶ θαυμαστὸν υπο<text:line-break/>τῆς φυσεως ἀκολουθεῖ τὸ τήν μὲν ὁμαλότητα εἶναι κακὸν,</text:p>
      <text:p text:style-name="P2">την ἀνωμαλίαν δὲ ἀγαθόν. καὶ μάλιστα δὲ εἰκότως τὸ<text:line-break/>τοιοῦτον συμβαίνει. τὰ γὰρ κατὰ τὴν αὐτήν ἔχοντα δύνα-<text:line-break/>μιν μοχθηρὰ τυγχάνει. οὕτως οὑν καὶ ὁ διαλείπων. σφυ-<text:line-break/>γμος ἀεὶ μὲν ὁ αὐτὸς φαινόμενος μοχθηρότατός ἐστι, ποτὲ<text:line-break/>δὲ φαινόμενος τοιοῦτος ἄλλοτε δὲ οὐ, ἔλαττον κακὸν τοῦ<text:line-break/>προτέρου δηλοῖ. οὕτως οὔν καὶ τὸ διεσπασμένον ἀνώμαλον<text:line-break/>τοῦ διεσπασμένου μὲν, ὁμαλῶς δὲ φαινομένου μετριώτερόν<text:line-break/>ἐστι κακόν. καὶ περὶ μὲν ταύτης τῆς συμπλοκῆς ἱκανὰ<text:line-break/>τὰ προειρημένα.</text:p>
      <text:h text:style-name="Heading_20_2" text:outline-level="2">Κεφ. ιθ'. </text:h>
      <text:p text:style-name="P5">Ἔστω δὲ ἑτέρα ἥδε. τὸ παρυφιστάμενον<text:line-break/>πεπεμμένον ἔστω τῷ χρώματι καὶ ὑπαρχέτω λευκὸν, μηκέτι<text:line-break/>δὲ τήν κάτω χώραν ἐχέτω, ἀλλὰ τήν μέσην. καὶ τὸ ἔχον<text:line-break/>την μέσην χώραν ἔστω πρότερον καὶ λεῖον ἐν συστάσει<text:line-break/>καὶ ὁμαλὸν ἐν χρόνῳ · τό τοιοῦτον πέψιν σημαίνει, ὰλλ᾽ οὐ<text:line-break/>τελείαν, οὐ γὰρ ὑπόστασίς ἐστιν, ἀλλὰ μέση πέψις ἤτοι σα-<text:line-break/>φῆ δηλοῦσα, τὸ γὰρ ἐν μέσῳ ἐποχούμενον ὑπόστασίς ἐστι<text:line-break/>τῇ φύσει, τῷ τόπῳ δὲ διαφέρουσα. τὸν δὲ τόπον ἀμείβουσα<text:line-break/>διὰ πνεύματος περιουσίαν. ἐὰν γὰρ μήτε τελείως ἐν τῆ</text:p>
      <text:p text:style-name="P2">τέψει λεπτυνθῇ τὸ πνεῦμα , ἀλλὰ τοῦ παρισταμένου ὄντος<text:line-break/>χποκλυσθῇ διὰ παχύτητα, ὠθεῖ τοῦτο καὶ φέρει μετέωρον<text:line-break/>τρὸς ἄκραν ἐπιφάνειαν καὶ καλεῖται νεφέλη. η πρὸς μέσην<text:line-break/><text:span text:style-name="T1">χ</text:span>ώραν [342] καὶ καλεῖται ἐναιὼρημα. ἢ οὐδ᾽ ὅλως ἐστὶ<text:line-break/>τνεῦμα καὶ τῷ βάθει φαίνεται κάτω καὶ όνομάζεται ὑπό-<text:line-break/>Ιτασις. περὶ μὲν ἐναιωρήματος εἴρηται τοσαῦτα.</text:p>
      <text:h text:style-name="Heading_20_2" text:outline-level="2">Κεφ. α΄. </text:h>
      <text:p text:style-name="P5">Τὰ γὰρ τοιαῦτα εἰρημένα τῇ θέσει μὲν<text:line-break/>διαλλάττουσι, τὴν δὲ χροιαν ἀμείβει ἢ τοῦ πνεὑματος παρ-<text:line-break/>ἔμπτωσις. αλλὰ τὸ πνεῦμα ἀπο τῆς πέψεως γίνεται καὶ εἰ<text:line-break/>οὲν τελεία πέψις εἵη, καὶ ἢ φύσις τὸ πνεῦμα λεπτύνει. διὸ<text:line-break/>^ιαὶ ὑπόστασις τελεία δηλοῖ τήν πέψιν. εἰ δὲ μή δυνηθείη<text:line-break/>τὸ πνεῦμα λεπτυνθῆναι, ἀλλὰ τῆ παχυτητι, καὶ μή διαφο-<text:line-break/>[λούμενον ἐκ τοῦ χυμοῦ, διὸ καὶ ἀκατέργαστον ἔχει τὸν χυ-<text:line-break/>μὸν, ὅθεν καὶ οὐ τελείαν πέψιν δηλοῖ, ἀλλ᾽ ἀσαφῆ καὶ μέ-<text:line-break/>σην, διὸ καὶ την μέσην καταλαμβάνει χώραν, οὐ γάρ ἐστι<text:line-break/>πολὺ, εἰ γὰρ τήν ἄνω πέψιν κατεῖχε καὶ ἐγίνετο νεφέλη<text:line-break/>πέψιν μὲν σημαίνει ὅτι ἐγεννήθη. ἀμυδρὰν δὲ ὅτι πολὺ</text:p>
      <text:p text:style-name="P2">καὶ παχύ ἐστι τὸ τοιοῦτον. καὶ δῆλον ὅτι ἐκ τοῦ τόπου<text:line-break/>οὐδὲν πλέον μανθάνωμεν ἢ μέτρα τῶν δηλουμένων. εἰ μὲν<text:line-break/>γὰρ μέλαν εἴη τὸ παρυφιστάμενον, κακόν. ἀλλ᾽ ἐὰν μέντοι<text:line-break/>εἵη νεφέλη, ἀμυδρὸν τὸ κακόν. ἐὰν δὲ ἐναιώρημα, ἔλαττον<text:line-break/>κακὸν, ἐὰν δὲ ὑπόστασις εἴη, τέλειον. περὶ μὲν τῆς θέσεως<text:line-break/>ἱκανὰ τὰ εἰρημένα. δεδήλωται γὰρ οὕτε ἀγαθὸν οὕτε κα-<text:line-break/>κὸν, ἀλλὰ μέτρια ἀγαθοῦ τε καὶ κακοῦ. ἀλἔ ἐπειδή τεὰ-<text:line-break/>σαρα ζητοῦμεν ἐν τῷ παρυφισταμένω , χρῶμά τε καὶ τόπον<text:line-break/>σύστασίν τε καὶ χρόνον, εἵρηται δὲ περὶ τοῦ χρονου καὶ<text:line-break/>τῆς συστάσεως καὶ τοῦ τόπου, τὸ λοιπὸν προσθήσωμεν ὅ<text:line-break/>ἐστι περὶ τοῦ χρίσματος , ἀλλ᾽ ἐπειδή λευκὸν ἦν τὸ κατά<text:line-break/>φύσιν, τοῦτο δή ἔστω λευκὸν, τὸ δὲ παρὰ φύσιν περὶ ὧν<text:line-break/>ἔμωμεν μέλαν ἢ πελιδνὸν ἢ ὠχρὸν ἢ ἐρυθρόν.</text:p>
      <text:h text:style-name="Heading_20_2" text:outline-level="2">Κεφ. κα΄. </text:h>
      <text:p text:style-name="P5">Τὸ μὲν οὑν ἐρυθρὸν ἀπὸ ἰχωροειδοῦς αῖ-<text:line-break/>ματος γίνεται καὶ ἀπεψίαν σημαίνει, ἀλλ᾽ οὐ θάνατον, ὅτι<text:line-break/>μὲν οὑν κίνδυνον οὐκ ἐπάγει τὸ χρηστὸν καὶ οἰκεῖον τῆς</text:p>
      <text:p text:style-name="P2">ὕλης ἐνδείκνυται. εἰ δὲ ἀπεψίαν σημαίνει, καὶ διὰ τοῦτο<text:line-break/>καὶ χρόνιον. ἐκ τοῦδε φανερὸν τῶν χυμῶν οἱ μὲν ἐκ τοῦ<text:line-break/>φλέγματος γίνονται ώς τὸ φλέγμα καὶ ἰχὼρ , οἱ δὲ μετὰ<text:line-break/>τοῦ αἵματος ώς ἡ ξανθή χολή καὶ ὁ μέλας χυμός. ὅταν<text:line-break/>ουν το ουρον ερυθρον φανῃ , σημαίνει απο ιχωρος εχειν το<text:line-break/>χρῶμα, ὁ δὲ ἰχώρ ἐστι πρὸ τοῦ αἵματος, οὐ γὰρ ἢ φύοις<text:line-break/>τελείαν ἐπέθηκε τῷ αἵματι τήν βαφήν, εὔδηλον ὼς οὐδέπω<text:line-break/>επεφθη. εἰς δὲ τοῦτο τοῦ χρόνου χρήζει ἢ φύσις πρὸς<text:line-break/>την πεψιν τοῦ αἵματος. τί μὲν σῦν σημαίνει τὸ ἐρυθρὸν<text:line-break/>ουρον εἰρήκαμεν.</text:p>
      <text:h text:style-name="Heading_20_2" text:outline-level="2">Κεφ. κβλ </text:h>
      <text:p text:style-name="P5">Τὸ δὲ μέλαν ποτὲ μὲν ἐνδείκνυται ψέξιν,<text:line-break/>ποτὲ δὲ θερμοτητα. διωρίσθη δ᾽ ἀν οὕτως. εἰ μὲν οὗν<text:line-break/>προηγησατο πελιδνὸν, εἰθ' οὕτως ἐγένετο μέλαν, ψῦξιν ἔχει<text:line-break/>την προφασιν. εἰ δὲ τὸ χλωρὸν προεγένετο, ἢκολούθησε δὲ<text:line-break/>το μέλαν, φανερὸν ὅτι ἀπὸ θερμότητος ἐγεύετο. καὶ τέτ-<text:line-break/>ταρα μὲν ἐπὶ τοῦ παρυφισταμένου ἐζητοῦμεν, χρῶμά τε καὶ</text:p>
      <text:p text:style-name="P2">τόπον καὶ σύστασιν καὶ χρόνον. ἀπάντων δὲ τούτων πε-<text:line-break/>ποιήμεθα τήν σύγκρισιν.</text:p>
      <text:p text:style-name="P6">[343] </text:p>
      <text:h text:style-name="Heading_20_2" text:outline-level="2">Κεφ. κγ΄. </text:h>
      <text:p text:style-name="P6">Τὸ δὲ πελιδνὸν ψῦξιν καὶ νὲκρω-<text:line-break/>σιν ἐμφαίνει τῆς δυνάμεως.</text:p>
      <text:h text:style-name="Heading_20_2" text:outline-level="2">Κεφ. Κδ .</text:h>
      <text:p text:style-name="P6"><text:s/>Τῶν ἐλαιωδῶν οὕρων τὰ μὲν ἐστιν ἐλαιό-<text:line-break/>χροα, τὰ δὲ ἐλαιοφανῆ, τὰ δὲ ἐλαιώδη. ταῦτα δὲ σημαίνει<text:line-break/>ἀρχήν τῆς συντηξεως πιμελῆς ὅλου τοῦ σώματος , ἔστι δὲ<text:line-break/>καὶ ἐλαιόχρουν αὑτῶ τὰ δὲ ἐλαιοφανῆ ὰκριβεστὲραν μὲν<text:line-break/>ἔχει τήν μίξιν τοῦ ἐλαίου πρὸ τοῦ οὔρου, σημαίνει δὲ τοῦ<text:line-break/>πάθους ἐπίδοσιν. τὰ δὲ ἐλαιώδη ὅλα δι᾽ ὅλων τὰ σῦρα<text:line-break/>καὶ ἐν χρώματι καὶ ἐν συστάσει οἷον ἔλαιόν ἐστι καὶ ση-<text:line-break/>μαίνει ταῦτα ἀκμήν τῆς ἐπιδόσεως. ἀλλ᾽ ἤδη καὶ τὰ τῶν<text:line-break/>νεφρῶν πιμελῆς ἀναλυομὲνης γίνεται, τὰ δὲ ἐλαιώδη διορί-<text:line-break/>σωμεν διά τινων γνωρισμάτων. μὲμνηται δὲ καὶ Ἱπποκρά-<text:line-break/>της ἐν ἀφορισμῷ περὶ τῆς τῶν νεφρῶν πιμελῆς ἀνυλυο-<text:line-break/>μὲνης ἐν τῷ φαναι. ὁκοσοισι λιπαρὴ ἢ ὑπόστασις καὶ<text:line-break/>ἀθρόη , τουτεόισι νεφριτικα σημαίνει. αὐτὸς δὲ καὶ τοὺς<text:line-break/>διορισμοὺς ἐχαρίσατο προσθεὶς τὸ ἀθρόη. ἐπὶ μὲν γὰρ</text:p>
      <text:p text:style-name="P2">τῶν νεφρῶν ταχέως ἐκκρίνεται. ἐπὶ δὲ τῆς ἐν ὅλῳ τῷ σώ-<text:line-break/>ματι πιμελῆς οὐκ ἔτι ταχέως, ἀλλὰ καὶ βραδέως. τὸ γὰρ<text:line-break/>διαδίδοσθαι αὐτήν ἀπὸ τῶνδε τῶν φλεβῶν ὑπὸ τὰ συνέγγυς<text:line-break/>κἀκεῖθεν ὑπὸ τὰ πλησίον καὶ μετὰ χρόνον ὑπὸ τοὺς νε-<text:line-break/>φροὺς καὶ τήν κύστιν εὔδηλον ὅτι μετὰ πολύν ἐκκρίνεται<text:line-break/>χρόνον. ἐπὶ δὲ τῶν (413) νεφρῶν διὰ τὸ συνέγγυς ταῖς<text:line-break/>διεξόδοις ταχέως ἐκκρίνεται, τὸ γὰρ ἀθρόη παρὰ τῷ Ἱπ-<text:line-break/>ποκράτει νῦν ἐπὶ τοῦ ταχέως εἴρηται. καὶ περὶ μὲν ἐλαιω-<text:line-break/>δῶν οὕρων ἱκανῶς διώρισται.</text:p>
      <text:h text:style-name="Heading_20_2" text:outline-level="2">Κεφ. κε΄. </text:h>
      <text:p text:style-name="P6">Ὅταν δ᾽ ἢ σὰρξ τήκηται, ὀροβοειδεῖς ύπο-<text:line-break/>στάσεις γίνονται, ὁρίζονται δὲ ταῦτα πέψει τε καὶ ἀπεψίᾳ<text:line-break/>καὶ τὸ παρεῖναι όξὐν πυρετὸν, εἰ μὲν γάρ ἐστι πυρετὸς,<text:line-break/>ὄλου τοῦ σώματος ἐστι το πάθος · εἰ δὲ μῆ, τῶν νεφρῶν.<text:line-break/>καὶ πάλιν εἰ μετ ἐστιν ἀπεψία τῶν οὕρων τοῦ ὄλου σῶμα-<text:line-break/>τος κακόν. εἰ δὲ πέψις μὲν ἦ, ὀροβοειδεῖς δὲ ὑποστάσεις,<text:line-break/>τῶν νεφρῶν δηλοῦ πάθος. εἰκότως δὲ ἀπεψία κρατεῖ, ὅταν<text:line-break/>ὄλου τοῦ σώματος πάθος ἐστι. τὰ γὰρ ποιοῦντα τήν πὲ-</text:p>
      <text:p text:style-name="P2">ψιν ἀγγεῖα νενόσηκεν. ἐπὶ δὲ τῶν νεφρῶν οὐκ ἔστιν ἀπε-<text:line-break/>ψία. οὐ γὰρ ὁ νεφρὸς πέττει τὸ οὐρόν. καὶ περὶ μὲν τῆς<text:line-break/>πιμελῆς καὶ τῆς σαρκός ἱκανὰ τὰ εἰρημένα.</text:p>
      <text:h text:style-name="Heading_20_2" text:outline-level="2">Κεφ. κστ . </text:h>
      <text:p text:style-name="P6">Ὅταν δ᾽ ἀν πάθωσι τὰ στερεὰ, πρῶτον<text:line-break/>μεν επὶ πολὺ διαζέονται καὶ γίνονται πεταλώδη τὰ οὔρα.<text:line-break/>ἀλλὰ καὶ τῆς κύστεως τοιαῦτα δηλωτικά. τοῖς δὲ προειρη-<text:line-break/>μένοις ἐπὶ τῶν νεφρῶν διορίζεται. εἰ μὲν εἵη πυρετὸς, ὅλον<text:line-break/>κεκάκωται εἰ δὲ μὴ ῇ πυρετὸς, τῆς κύστεως τὸ πάθος. καὶ<text:line-break/>εἰ μὲν ἀπεψία, τοῦ ὄλου, εἰ δὲ πέψις, τῆς κύστεως.</text:p>
      <text:p text:style-name="P6">[344] </text:p>
      <text:h text:style-name="Heading_20_2" text:outline-level="2">Κεφ. κζ΄. </text:h>
      <text:p text:style-name="P6">Ὅταν δὲ ὁ πυρετὸς ἐν τῷ βάθει<text:line-break/>τῶν ἀγγείων καταδῇ, γίνονται πιτυρώδεις αἱ ὑποστάσεις,<text:line-break/>στενωτεραι μὲν τῶν πεταλωδῶν, ἀλλὰ παχύτεραι. καὶ τὰ<text:line-break/>τοιαῦτα δὲ παλτν τῆς κυστεως σημαντικά. ἀλλὰ καὶ τοῖς<text:line-break/>εἰρημένοις τὸ πάθος διακρίνεται. εἰ μὲν γὰρ παρῆ πυρε-<text:line-break/>τὸς, τοῦ ὅλου τὸ πάθος, εἰ δὲ μή, τῆς κύστεως.</text:p>
      <text:p text:style-name="P1">Κεφ. κη΄. Ἐπειδὰν δὲ ὁ πυρετὸς μετὰ τοῦ καταλη-<text:line-break/>φθῆναι τὸ πάθος μεῖζον ἐπιλάβῃ μῆκος καὶ πλάτος, άδρο-</text:p>
      <text:p text:style-name="P2">μερέστερα δὲ γίνονται τα τοιαῦτα τῶν πιτὑρων καὶ καλεῖται<text:line-break/>κριμνώδη. ἀλλὰ καὶ τὰ κριμνώδη δύο σημαίνει , εἰ μὲν<text:line-break/>ὄπτησιν αἵματος ἢ συντηξιν ἰσχυρὰν τῶν στερεῶν, εἰ δὲ<text:line-break/>λευκα μὲν εἵη τὰ παρυφιστάμενα , τῶν στερεῶν ἐστι πάθος,<text:line-break/>εἰ δ᾽ ἐρυθρὰ τοῦ αἵματος.</text:p>
      <text:h text:style-name="Heading_20_2" text:outline-level="2">Κεφ. κθ'. </text:h>
      <text:p text:style-name="P6"><text:span text:style-name="T2">Ἧπαρ</text:span> ἡλκωμένον καὶ αὐτήν τήν οὐσίαν<text:line-break/>αναλυεσθαι καὶ τὸ μὲν λεπτομερὲς αὐτῶν τήν ἰχωρώδη<text:line-break/>χροιαν, το δὲ παχυμερὲς τήν σανδαραχίζουσαν καὶ ὼς ἐπὶ<text:line-break/>τὸ πολὺ θ<text:span text:style-name="T2">ά</text:span>να<text:span text:style-name="T2">τ</text:span>ον μηνύουσαν, εἰ δὲ περισὼζοιντο, ὕδρωπα.</text:p>
      <text:h text:style-name="Heading_20_2" text:outline-level="2">Κεφ. λ΄. </text:h>
      <text:p text:style-name="P6">Τὸ δυσῶδες σῦρον τὴν σῆψιν δηλοῖ καὶ τῆς<text:line-break/>φύσεως νέκρωσιν.</text:p>
      <text:h text:style-name="Heading_20_2" text:outline-level="2">Κεφ. λα΄. </text:h>
      <text:p text:style-name="P6">Λείπει δὲ τῷ λόγῳ λοιπὸν θεωρῆσαι τὰς<text:line-break/>τοῦ χυματος καὶ τοῦ παρυφισταμένου συμπλοκὰς καὶ τί<text:line-break/>συμαίνουσιν. αἱ γὰρ ἔμπροσθεν συζυγίαι αἱ μὲν πρότερον<text:line-break/>τοῦ χυματός ἐστι μ<text:span text:style-name="T2">ό</text:span>νου , αἱ δὲ ἕτεραι παρυφισταμένου.<text:line-break/>νυνὶ δὲ τὰς τοῦ χύματος καὶ τὰς τοῦ παρυφισταμένου συμ-</text:p>
      <text:p text:style-name="P2">πλέξωμεν. καὶ τί σημαίνει τουτων ἑκαστη διαφορὰ παρα-<text:line-break/>θώμεθα.</text:p>
      <text:h text:style-name="Heading_20_2" text:outline-level="2">Κεφ. Λβ΄. ᾽</text:h>
      <text:p text:style-name="P6">Ἔστω οὑν πρῶτον ἐν τῇ συστάσει τοῦ χύ-<text:line-break/>ματος ἄπεπτον , τουτέστι λεπτὸν καὶ ἐν τῇ χροιὰ λευκόν.<text:line-break/>ἐπὶ τῷ τοιουτῳ οὔρῳ οὐ δυναται ἐνστῆναι παρυφιστάμενον.<text:line-break/>ἢ γὰρ λεπτότης ἔνδειαν ὕλης σημαίνει, πῶς ὑπὸ τούτων<text:line-break/>ἔχομεν ὑποθέσθαι γινομένην ὑπόστασιν; ἀλλ᾽ οὐδ ᾽ ἀν ὠχρὸν<text:line-break/>γεύηται ἢ πυρρὸν ἢ ξανθὸν, μένον δὲ λεπτὸν ὑφίσταταί τε.<text:line-break/>[345 ] ἐπὶ τούτων γὰρ ἡ φύσις ἀποροῦσα ὕλης εἰς χρῶμα<text:line-break/>μεταβάλλει τὸ οὑρον, ῶστε θέλοντας ἐργάσασθαι συμπλο-<text:line-break/>κἀς ὁμοῦ τε τοῦ χυματος καὶ τοῦ παρυφισταμένου, τὸ λε-<text:line-break/>πτὸν ἐκβαλλωμεν καὶ ὑποθοίμεθα τὸ παχύ.</text:p>
      <text:h text:style-name="Heading_20_2" text:outline-level="2">Κεφ. λγἹ </text:h>
      <text:p text:style-name="P6">Ἔστω δὲ τῇ χροιὰ λευκὸν, τῇ συστάσει<text:line-break/>παχυ · ἐπὶ τουτου ὑφίσταται, καὶ τὸ ὑφιστάμενον ἔστω λευ-<text:line-break/>κοτ, ἀλλ᾽ οὐ λεῖον. ὁ γὰρ ώμὸς χυμὸς ἐπὶ τῶν τοιούτων<text:line-break/>ἀθροίζεται πολὺς, ώς τῇ μὲν χροιᾂ πέττεται, τῆ δὲ συ-<text:line-break/>στάσει ἄπεπτον ὑπάρχει.</text:p>
      <text:h text:style-name="P4" text:outline-level="2">Κεφ. λδ΄. </text:h>
      <text:p text:style-name="P6"><text:span text:style-name="T2">Ἀλλ</text:span> ἔστω παλιν παχυ καὶ συναπτέσθω<text:line-break/>τῷ ἐρυθρῷ. τῷ γὰρ ὠχρῷ καὶ πυρρῷ καὶ ξανθῷ τὸ παχύ<text:line-break/>οὐ μίγνυται διὰ τὰς ἔμπροσθεν εἰρημένας αἰτίας. ἐὰν ισ♃<text:line-break/>νυν τῷ ἐρυθρῷ μιγῇ τὸ παχὺ, καθάπερ ἐπὶ τῶν συνόχων,<text:line-break/>ἔσται σημεῖον ἀπεψίας καὶ ἐν τῷ χύματι καὶ ἐν τῷ παρυ-<text:line-break/>φισταμένῳ καὶ κατὰ την σὑστασιν καὶ τήν χροιὰν ὰγιφοτέ-<text:line-break/>ρων, τοῦ τε χυματος καὶ τοῦ παρυφισταμένου.</text:p>
      <text:h text:style-name="Heading_20_2" text:outline-level="2">Κεφ. λε. </text:h>
      <text:p text:style-name="P6">Ἀλλὰ δή ἔστω παχὺ μὲν, ἀλλὰ μέλαν.<text:line-break/>ἐνταῦθα δὲ καὶ αὐτὸ πέπονθεν ἀπεψίαν καὶ ἐν τῷ χρώματι<text:line-break/>καὶ ἐν τῇ συστασει τοῦ τε χύματος καὶ τοῦ παρυφισταμέ-<text:line-break/>νου. καὶ αυται μὲν αἱ συμπλοκαὶ τοῦ οὔρου μένοντος<text:line-break/>παχέος.</text:p>
      <text:h text:style-name="Heading_20_2" text:outline-level="2">Κεφ. λστ΄. </text:h>
      <text:p text:style-name="P6">Ἔστω δὲ σύμμετρον ἐν συστάσει, ἀμει-<text:line-break/>βεσθω δὲ τοῖς χρώμασιν. ἀλλὰ λευκὸν τὸ τοιοῦτον οὐ δύ-<text:line-break/>ναται εἶναι. εἰ γὰρ λευκόν ἐστιν, ἄπεπτον ὑπάρχει. εἰ δὲ<text:line-break/>τοῦτο φαίνεται καὶ τὸ χρῶμα πέψαι φύσις οὐ δεδύνηται,<text:line-break/>πῶς τήν σύστασιν ἐπάχυνε μείζονος καμάτου δεομένου;<text:line-break/>οὐκοῦν τὸ σύμμετρον μετὰ λευκοῦ συστῆναι οὐ δύναται,</text:p>
      <text:p text:style-name="P2">σπανίως δὲ μετὰ ώχροῦ, εἰ μη πλείων ἢ δεδωκώς καὶ τῇ<text:line-break/>περιουσίᾳ τῆς ὑγρότητος. η χολη τὸ μὲν χρῶμα μὴ λάβοι<text:line-break/>πυρρὸν ἢ ξανθὸν, τήν δὲ σύστασιν σχοίη σύμμετρον. ἀλλ<text:line-break/>ὅμως κάν συστοιχῇ, οὐδὲ ἐπὶ τούτων ὑφίσταται, ὥστε καὶ<text:line-break/>ταύτην ἐκβάλλομεν τήν συμπλοκὴν μιγνυμένην μετὰ υπο-<text:line-break/>στάσεως,</text:p>
      <text:h text:style-name="Heading_20_2" text:outline-level="2">Κεφ. λζ΄. </text:h>
      <text:p text:style-name="P6">Χλωρὰ ἢ πελιδνὰ, μέλανα, αἱματώδη καὶ<text:line-break/>λίαν παχέα, τὰ πυρρὰ, λίαν ἄκραι α, τὰ πυρρὰ καὶ λεπτα<text:line-break/>καὶ μηδεμίαν ὑπόστασιν ἔχοντα. μοχθηρὰ δὲ τὰ δυσώδη.<text:line-break/>κακὰ δὲ τὰ λιπαρὰ καὶ ἐλαιωδη καὶ ὑπερβάλλοντα το πλῆ-<text:line-break/>θος τοῦ πινομένου.</text:p>
      <text:p text:style-name="P6">[346]</text:p>
      <text:h text:style-name="Heading_20_2" text:outline-level="2"><text:s/>Κεφ. λη΄. </text:h>
      <text:p text:style-name="P6">Πελιδναὶ καὶ μέλαιναι καὶ ζοφῶ-<text:line-break/>δεις , ποικίλαι, διεσπασμέναι, κριμνώδεις, δίαιμοι, πυρε-<text:line-break/>τὼδἑις καὶ χολεραῆ φλεγματώδεις καὶ δυσώδεις. τὰ δὲ ἀνυ-<text:line-break/>πόστατα οὔρα πονηρὰ πάντως. καὶ ταῦτα μὲν τὰ εἴδη<text:line-break/>τῶν οὕρων σημαίνουσι πλῆθος αἰτιῶν διαφόρων νοσηματων<text:line-break/>καὶ αὔξησιν τούτων καὶ μείωσιν, διάκρισίν τε καὶ σύγκριν<text:line-break/>σ.ν, πέψιν τε καὶ ἀπεψίαν καὶ τρόπους κινδύνων γενησομέ-</text:p>
      <text:p text:style-name="P2">νων. σκοπεῖν δὲ δε<text:span text:style-name="T2">ῖ</text:span> τὸν ἰατρόν επὶ τούτων ἀπάντων τό<text:line-break/>πλῆθος καὶ τήν δύναμιν τῶν αἰτίων καὶ τήν ὑπεροχήν ὑπὲρ<text:line-break/>τὸ ἀδιαμάρτητον φυλαχθῆναι.</text:p>
      <text:h text:style-name="Heading_20_2" text:outline-level="2">Κεφ. λθ. </text:h>
      <text:p text:style-name="P6">Ἐπὶ τῶν πυρεκτικῶν μαλιστα νοσημάτων<text:line-break/>η ἐκ τῶν οὕρων σημείωσις χρησιμωτάτη καθέστηκεν. ἐπειδή<text:line-break/>δὲ παν το παρα φύσιν απὸ τοῦ κατὰ φύσιν εὑρίσκεται,<text:line-break/>ἀπὸ τῶν κατὰ φύσιν ἀρξώμεθα. σύρον οὑν ἄριστόν ἐστιν<text:line-break/>ἐπὶ τῶν ἐν ὑγείᾳ καὶ εὐεξίᾳ τελούντων ἀνθρώπων, ὑπ ό πυρ-<text:line-break/>ῥον τε καὶ ξανθὰν ἢ ὑπόξανθον καὶ τῷ πάχει σύμμετρον<text:line-break/>καὶ μένον τοιοῦτον τῇ χροιὰ οἷον ἀπουρηθῇ. λείαν δὲ καὶ<text:line-break/>ομαλην καὶ λευκήν ἔχον ὑπόστασιν παρὰ πάντα τὸν χρόνον.<text:line-break/>πλῆθος δὲ πρὸς λόγον τοῦ πινομένου. ἐπὶ δὲ τῶν γυναι-<text:line-break/>κῶν τὸ κατὰ φύσιν οὐρον τῇ χροιᾷ λευκότερον τοῦ ἀν-<text:line-break/>δρείου εἶναι χρή καὶ ὑπόστασιν ἔχειν πλείονα. ἐπὶ δὲ τῆς<text:line-break/>παιδικῆς ἡλικίας ἱκανῶς παχεῖαν ἔχειν αὐτὰ ὑπόστασιν<text:line-break/>χρή διὰ τὰς τῶν παίδων ὰδηφαγίας καὶ ἀτάκτους καὶ ἀκαἰ-<text:line-break/>ρους κινήσεις. λείαν δὲ ὑπόστασιν Ἱπποκράτης καλεῖ τὸ</text:p>
      <text:p text:style-name="P2">συνεχὲς καὶ ἀδιάσπαστον δηλωσαι βουλόμενος, όμαλον δὲ<text:line-break/>φησιν εἶναι ὃ δι᾽ ὅλου ἀεὶ ὅμοιον οὐρεῖται καὶ μὴ σήμερον<text:line-break/>πεπεμμένον, τῇ δ᾽ ἑξῆς ἄπεπτον. καὶ ὃ μή τήν ὑπόστασιν<text:line-break/>ἢ τὸ χῦμα ἔχει ὅλου ἀνώμαλον. ζητοῦμεν ουν ἐπὶ τοῦ κατα<text:line-break/>φύσιν οὔρου χρῶμα καὶ σύστασιν τοῦ σώματος καὶ τα<text:line-break/>παρεμφαινόμενα τῷ χύματι, οἷον νεφέλην, ἐναιώρημα καὶ<text:line-break/>τήν ἐν τῷ πυθμένι ὑπόστασιν. εὔδηλον οὑν ὅτι κατά τι<text:line-break/>τούτων τρεπόμενον τὸ σύρον ἀπεψίαν τὴν ἐν ταῖς φλεψὶν<text:line-break/>ἐνδείκνυται.</text:p>
      <text:h text:style-name="Heading_20_2" text:outline-level="2">Κεφ. μ΄. </text:h>
      <text:p text:style-name="P6">Ἄριστον μὲν οὑν οὐρόν ἐστιν ἐπὶ τῶν νο···<text:line-break/>σούντων τὸ τοῖς ὑγιαίνουσιν ὁμοιότατον ὕπωχρον ἢ ὑπό-<text:line-break/>ξανθον, λευκήν καὶ λείαν καὶ ὁμαλήν ἔχον ὑπόστασιν. ὑπο-<text:line-break/>δεέστερον δὲ τὸ ἔχον ἐναιώρημα λευκὸν καὶ λεῖον καὶ ὁμα-<text:line-break/>λόν. ἕτερον δὲ τοὑτου ἀπεπτότερον τὸ νεφέλην τοιαύτην<text:line-break/>ἔχον. ἐα΄ ῶν γὰρ τὸ πνεῦμά ἐστιν ἐν τῷ βάθει παχὺ καὶ<text:line-break/>ἄπεπτον, εἰ μὲν ὀλίγον εἰη, συγχωρεῖ μὲν τήν ὕλην ἐπὶ τὸν<text:line-break/>πυθμένα τοῦ ἀγγείου καταφέρεσθαι. εἰ δέ τι πλεονάσαν τὸ<text:line-break/>ἄπεπτον ἐν τῷ βάθει πνεῦμα πρὸς τὴν ἄνω ἐπιφάνειαν τοῦ</text:p>
      <text:p text:style-name="P2">χύματος φἔμει τήν ὑπόστασιν καὶ ποιεῖ τήν καλουμετην νε-<text:line-break/>φέλην. [347] ἒξύ ὅσον οὔν ἰσχύει τὸ πνεῦμα καὶ μερίζει καὶ<text:line-break/>μετεωρίζει την υποστασιν, ἐπὶ τοσοῦτον ἀπεπτότερον γίνεται<text:line-break/>το σῦρον. ἐπὶ δὲ τῶν ἀκριβῶν τριταίων καὶ τῶν ἐφημέρων<text:line-break/>πυρετῶν η νεφὲλη μόνη ἢ ἐναιώρημα πολλάκις ἤρκεσε πρὸς<text:line-break/>λυσιν τοῦ νοσήματος. ἐνίοτε καὶ τὸ εὔχρουν γίνεσθαι τὸ<text:line-break/>σύρον μόνον.</text:p>
      <text:h text:style-name="Heading_20_2" text:outline-level="2">Κεφ. Μα΄.</text:h>
      <text:p text:style-name="P6"><text:s/>Πολλάκις δὲ καὶ τὸ λευκὸν χρῶμα τοῦ<text:line-break/>παρεμφαινομένου ἐν τῷ χύματι ἀπατᾶ τοὺς ἰδιώτας, ώς<text:line-break/>ὑπόστασιν χρηστὴν νομίζεσθαι οὐκ οῦσαν χρηστήν. συμ-<text:line-break/>βαίνει γὰρ ὠμὸν καὶ λευκὸν χυμὸν συνεκκρινόμενον τὸ οὐ-<text:line-break/>ρον ὑφίστασθαι καὶ φαντασίαν ὑποστάσεως χρηστήν παρὲ-<text:line-break/>χειν. ἐνίοτε δὲ καὶ ἥπατος ἢ νεφρῶν πεπονθότων πύον<text:line-break/>ἐκκρίνεται σύν τῷ οὔρῳ ὑφιστάμενον καὶ ἀπατᾶ τὸν τεχνῆς<text:line-break/>την, ἀλλὰ τοῦτο μὲν πρῶτον διορίζεται προπεπονημένον τον<text:line-break/>ἄνθρωπον τοὺς νεφροὺς ἢ τὸ ἦπαρ ἢ τι ἕτερον μόριον τῶν<text:line-break/>εἰωθότων ἐκκαθαίρεσθαι διὰ τῶν οὔρων. ἔπειτα δὲ καὶ<text:line-break/>δυσῶδες εὑρίσκεται τὸ μετέχον πύου. ὁ δὲ ώμὸς χυμὸς</text:p>
      <text:p text:style-name="P2">διορίζεται τῆς χρηστῆς ὐποστασεως τῇ ἀνωμάλῳ συστάσει<text:line-break/>τοῦ παρυφισταμένου. οὐ γὰρ συνεχὲς ἑαυτῶ μένει, ἀλλὰ<text:line-break/>διορίζεται εἰς μικρὰ οἷον ψαμμία καὶ ούδ^ ὅλως λεῖόν ἐστι,<text:line-break/>καθως η ὰληθὴς ὑποστασις. ἐπὶ μὲν τῶν χρηστῶν οὕρων<text:line-break/>πρωτα μὲν ἐπιφαίνεται νεφέλη. ἔπειτα ὑποκαταβαίνουσα<text:line-break/>ποιεῖ τὸ ἐναιώρημα. ἐπὶ τέλει δὲ ὑφιζάνουσα ἐν τῶ πυθμένι<text:line-break/>του αγγείου ποιεῖ τήν ὑπόστασιν, δηλονότι ὅταν τελείως πε-<text:line-break/>φθῇ. ἐπὶ δὲ τῶν ώμῶν χυμῶν εὐθὺς ἐξ ἀρχῆς εἰς τὸν<text:line-break/>πυθμένα τοῦ ἀγγείου ὑποχωρεῖ πλῆθος πολὺ μετὰ τοῦ εἶ-<text:line-break/>ναι κακωχρον καὶ τὸ χῦμα ὅλον. ἔπειτα κατὰ βραχὺ πετ-<text:line-break/>τομενον καὶ λεπτυνόμενον αἰωρεῖται κατὰ τὸ μέσον τοῦ χυ-<text:line-break/>ματος καὶ ποιεῖ τὸ ἐναιώρημα. ὅταν δ᾽ ἐπὶ πλεῖστον λε-<text:line-break/>πτυνθῇ καὶ πεφθῇ, ἐφίσταται ἐπὶ πολύ τοῦ χύματος καὶ<text:line-break/>ποιεῖ τήν νεφέλην καὶ πλανᾷ τούς ἰδιώτας, ώς ὑπολαμβά-<text:line-break/>νειν επὶ το χεῖρον προβαίνειν τὴν νόσον.</text:p>
      <text:h text:style-name="Heading_20_2" text:outline-level="2">Κεφ. μβ΄. </text:h>
      <text:p text:style-name="P6">Τὸ δὲ λεπτὸν καὶ ὠχρόν σύρον ἄπεπτον<text:line-break/>μέν ἐστι τῇ συστάσει, πεπεμμένον δὲ μετρίως τῇ χροιᾷ.</text:p>
      <text:p text:style-name="P2">ἀσθένειαν δὲ καὶ τοῦτο δηλοῖ τῆς φύσεως, τῷ μὲν χρώματι<text:line-break/>γὰρ ἔπεψεν ὡς ἀν ῥάδιον ὑπάρχον, οὐκέτι δὲ καὶ τῆ συ-<text:line-break/>στάσει διὰ τὸ δυσκολώτερον.</text:p>
      <text:h text:style-name="Heading_20_2" text:outline-level="2">Κεφ. μγ. </text:h>
      <text:p text:style-name="P6">Τὸ δὲ λεπτὸν τῇ συστάσει καὶ πυρρὸν τῷ<text:line-break/>χρωματι βέλτιον τοῦ ὠχροῦ, ὅμως ἄπεπτον διὰ τήν σύ-<text:line-break/>στασιν.</text:p>
      <text:h text:style-name="Heading_20_2" text:outline-level="2">Κεφ. μδ΄. </text:h>
      <text:p text:style-name="P6">Ἄπεψίαν σημαίνει, οὐ θάνατον, ἀλλὰ χρό-<text:line-break/>νου δεῖται εἰς πέψιν. ἔστι δὲ ἐξ αἵματος ἰχωροειδοῦς μή<text:line-break/>ποτε λείαν πέψιν [348] λαβόντος μηδὲ τήν ἰδίαν χροιὰν<text:line-break/>καὶ διὰ τοῦτο χρονιώτερον σημαίνει τὸ νόσημα. ἐπὶ δὲ<text:line-break/>των συνεχῶν πυρετῶν ἐπὶ πλήθει αἵματος συνιστάμενον ἐκ-<text:line-break/>κρίνεται σῦρον ἐρυθρὸν καὶ παχυ. δηλονότι τοιοῦτόν ἐστι<text:line-break/>καὶ τῷ χρωματι καὶ τῇ συστάσει τοῦ χρώματος καὶ τὸ<text:line-break/>παρυφιστάμενον ἄπτεται.</text:p>
      <text:p text:style-name="P6">(144) </text:p>
      <text:h text:style-name="Heading_20_2" text:outline-level="2">Κεφ. μέ. </text:h>
      <text:p text:style-name="P6">Τὸ δὲ λεπτὸν οὐρούμενον καὶ<text:line-break/>μετα ταῦτα ἔξω ἀναθολούμενον ἄπεπτόν ἐστι διὰ περιου-<text:line-break/>σίαν αἵματος παχέος. δηλοῖ δὲ τήν φύσιν ἄρχεσθαι πέ-<text:line-break/>πτειν. ὶ</text:p>
      <text:h text:style-name="Heading_20_2" text:outline-level="2">Κεφ. μσα΄. </text:h>
      <text:p text:style-name="P6">Τὸ δὲ παχύ οὐρούμενον καὶ καθιστάμε-</text:p>
      <text:p text:style-name="P2">νον οιον υποζυγιου δηλοῖ την των παχέων πνευμάτων τέ<text:line-break/>καὶ χυμῶν ζύμωσιν. ἐπὶ τούτων κεφαλαλγίαι πάρεισιν ἢ<text:line-break/>παρεσονται διὰ την ἐν τοῖς χυμοῖς ταραχήν καὶ τὰς ἀνα-<text:line-break/>θυμιάσεις.</text:p>
      <text:h text:style-name="Heading_20_2" text:outline-level="2">Κεφ. μζ΄. </text:h>
      <text:p text:style-name="P6">Παύεσθαι μὲν τὴν ἐν τοῖς χυμοῖς ζύμω-<text:line-break/>σιν καὶ δηλοῖ πως ἄρχεσθαι τὴν διάκρισιν.</text:p>
      <text:h text:style-name="Heading_20_2" text:outline-level="2">Κεφ. μη. </text:h>
      <text:p text:style-name="P6">Ἐσχάτην ἀπεψίαν. οὐ γὰρ ἐνεχείρησεν<text:line-break/>επι τουτων οὐχ ὡς πρὸς τήν πέψιν. γίνεται δὲ τοῦτο ἢ<text:line-break/>δι ασθεῦειαν τῆς δυνάμεως ἢ δέ ἔμφραξιν ἢ διὰ τὸ χρό-<text:line-break/>νιον εἰναι τὸ νόσημα , ἐπὶ γὰρ τῶν τεταρταίων χρονιωτά-<text:line-break/>των ὄντων ἐν ἀρχαῖς διὰ τὸ πλῆθος καὶ δυσπαθὲς τῆς ὕλης<text:line-break/>διορθούμενον τὸ σῦρον γίνεται λεπτὸν καὶ δέ ἔμφραξιν ἤ-<text:line-break/>πατος ἢ νεφρῶν, ἀλλὰ διαγινώσκεται ἐκ τῆς τοπικῆς όδύ-<text:line-break/>νης. ουρεῖται δ᾽ ἐνίοτε λεπτὸν καὶ λευκὸν καὶ ἐπὶ τῶν δια-<text:line-break/>καῶν πυρετῶν καὶ σημαίνει φρενῖτιν. καὶ γὰρ ὁ καυσώδης<text:line-break/>πυρετος πλῆθος δηλοῖ χολῆς. οὐ χρώννυται δὲ τὸ ουρον,<text:line-break/>εὔδηλον ὅτι οὐ μένει ἐν τοῖς ἀγγείοις ἢ χολή, ἀλλὰ τῇ κου-<text:line-break/>φότητι εἰς τὸν ἐγκέφαλον ἀνέδρασεν,- εἰ μὲν οὐ πάρεστι</text:p>
      <text:p text:style-name="P2">φρενῖτις ἐπὶ τούτων γίνωσκε αὐτήν ἤδη ἔσεσθαι. εἰ δὲ<text:line-break/>καὶ παρούσης φρενίτιδος οὐρεῖται λεπτὸν καὶ λευκὸν ἐπὶ<text:line-break/>διακαεστάτου πυρετοῦ προσαγγέλλει θάνατον ώς ἐπὶ πολύ.<text:line-break/>οὐ γὰρ ὑπομένει ἡ ἐγκεφάλου δύναμις ἤδη προκαταβεβλη-<text:line-break/>μένη τῷ διακαεῖ πυρετῷ ἐνέγκαι δριμύτητα καὶ δῆξιν χο-<text:line-break/>λῆς ἤδη σεσηπυίας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1-31T15:15:00Z</meta:creation-date>
    <dc:date>2023-01-31T16:26:17.097000000</dc:date>
    <meta:editing-cycles>4</meta:editing-cycles>
    <meta:editing-duration>PT10M24S</meta:editing-duration>
    <meta:document-statistic meta:table-count="0" meta:image-count="0" meta:object-count="0" meta:page-count="28" meta:paragraph-count="126" meta:word-count="4104" meta:character-count="23901" meta:non-whitespace-character-count="19872"/>
    <meta:template xlink:type="simple" xlink:actuate="onRequest" xlink:title="" xlink:href="Normal.dotm"/>
  </office:meta>
</office:document-meta>
</file>